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1000000124AE5CCFA.jpg" manifest:media-type="image/jpeg"/>
  <manifest:file-entry manifest:full-path="Pictures/1000000000000011000000120B1BE8D9.jpg" manifest:media-type="image/jpeg"/>
  <manifest:file-entry manifest:full-path="Pictures/100000000000001100000012D0A5CE83.jpg" manifest:media-type="image/jpeg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cm" fo:border="0.05pt solid #000000">
        <style:background-image/>
      </style:table-cell-properties>
    </style:style>
    <style:style style:name="Tabella4.2" style:family="table-row">
      <style:table-row-properties style:min-row-height="0.011cm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006cm" style:rel-column-width="20715*"/>
    </style:style>
    <style:style style:name="Tabella3.B" style:family="table-column">
      <style:table-column-properties style:column-width="6.297cm" style:rel-column-width="21719*"/>
    </style:style>
    <style:style style:name="Tabella3.C" style:family="table-column">
      <style:table-column-properties style:column-width="6.697cm" style:rel-column-width="23101*"/>
    </style:style>
    <style:style style:name="Tabella3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7.408cm" style:rel-column-width="25552*"/>
    </style:style>
    <style:style style:name="Tabella7.B" style:family="table-column">
      <style:table-column-properties style:column-width="11.592cm" style:rel-column-width="39983*"/>
    </style:style>
    <style:style style:name="Tabella7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dddddd" fo:padding="0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1.4cm" table:align="margins"/>
    </style:style>
    <style:style style:name="Tabella8.A" style:family="table-column">
      <style:table-column-properties style:column-width="2.699cm" style:rel-column-width="15516*"/>
    </style:style>
    <style:style style:name="Tabella8.B" style:family="table-column">
      <style:table-column-properties style:column-width="3.598cm" style:rel-column-width="20688*"/>
    </style:style>
    <style:style style:name="Tabella8.D" style:family="table-column">
      <style:table-column-properties style:column-width="2.402cm" style:rel-column-width="13815*"/>
    </style:style>
    <style:style style:name="Tabella8.A1" style:family="table-cell">
      <style:table-cell-properties fo:padding="0.097cm" fo:border="0.05pt solid #dddddd"/>
    </style:style>
    <style:style style:name="Tabella8.A2" style:family="table-cell">
      <style:table-cell-properties fo:padding="0.049cm" fo:border-left="0.05pt solid #dddddd" fo:border-right="none" fo:border-top="none" fo:border-bottom="0.05pt solid #dddddd"/>
    </style:style>
    <style:style style:name="Tabella8.D2" style:family="table-cell">
      <style:table-cell-properties fo:padding="0.049cm" fo:border-left="0.05pt solid #dddddd" fo:border-right="0.05pt solid #dddddd" fo:border-top="none" fo:border-bottom="0.05pt solid #dddddd"/>
    </style:style>
    <style:style style:name="Tabella8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7.408cm" style:rel-column-width="25552*"/>
    </style:style>
    <style:style style:name="Tabella5.B" style:family="table-column">
      <style:table-column-properties style:column-width="11.592cm" style:rel-column-width="39983*"/>
    </style:style>
    <style:style style:name="Tabella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background-color="#dddddd" fo:padding="0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1.4cm" table:align="margins"/>
    </style:style>
    <style:style style:name="Tabella6.A" style:family="table-column">
      <style:table-column-properties style:column-width="2.302cm" style:rel-column-width="13234*"/>
    </style:style>
    <style:style style:name="Tabella6.B" style:family="table-column">
      <style:table-column-properties style:column-width="3.995cm" style:rel-column-width="22970*"/>
    </style:style>
    <style:style style:name="Tabella6.C" style:family="table-column">
      <style:table-column-properties style:column-width="2.699cm" style:rel-column-width="15516*"/>
    </style:style>
    <style:style style:name="Tabella6.D" style:family="table-column">
      <style:table-column-properties style:column-width="2.402cm" style:rel-column-width="13815*"/>
    </style:style>
    <style:style style:name="Tabella6.A1" style:family="table-cell">
      <style:table-cell-properties fo:padding="0.097cm" fo:border="0.05pt solid #dddddd"/>
    </style:style>
    <style:style style:name="Tabella6.A2" style:family="table-cell">
      <style:table-cell-properties fo:padding="0.097cm" fo:border-left="0.05pt dotted #dddddd" fo:border-right="none" fo:border-top="0.05pt dotted #dddddd" fo:border-bottom="0.05pt dotted #dddddd"/>
    </style:style>
    <style:style style:name="Tabella6.D2" style:family="table-cell">
      <style:table-cell-properties fo:padding="0.097cm" fo:border="0.05pt dotted #dddddd"/>
    </style:style>
    <style:style style:name="Tabella6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10" style:family="table">
      <style:table-properties style:width="19.001cm" table:align="margins"/>
    </style:style>
    <style:style style:name="Tabella10.A" style:family="table-column">
      <style:table-column-properties style:column-width="11.192cm" style:rel-column-width="38601*"/>
    </style:style>
    <style:style style:name="Tabella10.B" style:family="table-column">
      <style:table-column-properties style:column-width="4.207cm" style:rel-column-width="14509*"/>
    </style:style>
    <style:style style:name="Tabella10.C" style:family="table-column">
      <style:table-column-properties style:column-width="3.602cm" style:rel-column-width="12425*"/>
    </style:style>
    <style:style style:name="Tabella10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0.C1" style:family="table-cell">
      <style:table-cell-properties fo:background-color="#dddddd" fo:padding="0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9.001cm" table:align="margins"/>
    </style:style>
    <style:style style:name="Tabella11.A" style:family="table-column">
      <style:table-column-properties style:column-width="11.19cm" style:rel-column-width="38595*"/>
    </style:style>
    <style:style style:name="Tabella11.B" style:family="table-column">
      <style:table-column-properties style:column-width="7.811cm" style:rel-column-width="26940*"/>
    </style:style>
    <style:style style:name="Tabella11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fo:background-color="#dddddd" fo:padding="0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4" style:family="table-row">
      <style:table-row-properties fo:keep-together="always"/>
    </style:style>
    <style:style style:name="Tabella11.A4" style:family="table-cell">
      <style:table-cell-properties fo:padding="0.097cm" fo:border-left="0.05pt solid #000000" fo:border-right="none" fo:border-top="none" fo:border-bottom="0.05pt solid #000000"/>
    </style:style>
    <style:style style:name="Tabel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1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4.18cm" fo:margin-left="6.814cm" table:align="left"/>
    </style:style>
    <style:style style:name="Tabella9.A" style:family="table-column">
      <style:table-column-properties style:column-width="2.381cm"/>
    </style:style>
    <style:style style:name="Tabella9.B" style:family="table-column">
      <style:table-column-properties style:column-width="1.799cm"/>
    </style:style>
    <style:style style:name="Tabella9.A1" style:family="table-cell">
      <style:table-cell-properties fo:background-color="#cccccc" fo:padding="0cm" fo:border-left="0.05pt dotted #999999" fo:border-right="none" fo:border-top="none" fo:border-bottom="0.05pt dotted #999999">
        <style:background-image/>
      </style:table-cell-properties>
    </style:style>
    <style:style style:name="Tabella9.B1" style:family="table-cell">
      <style:table-cell-properties fo:background-color="#cccccc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2" style:family="table-cell">
      <style:table-cell-properties fo:padding="0.097cm" fo:border="0.05pt dotted #999999"/>
    </style:style>
    <style:style style:name="Tabella9.3" style:family="table-row">
      <style:table-row-properties style:min-row-height="0.011cm"/>
    </style:style>
    <style:style style:name="Tabella9.A3" style:family="table-cell">
      <style:table-cell-properties fo:background-color="transparent" fo:padding="0cm" fo:border-left="0.05pt dotted #999999" fo:border-right="none" fo:border-top="none" fo:border-bottom="0.05pt dotted #999999">
        <style:background-image/>
      </style:table-cell-properties>
    </style:style>
    <style:style style:name="Tabella9.B3" style:family="table-cell">
      <style:table-cell-properties fo:background-color="transparent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4" style:family="table-cell">
      <style:table-cell-properties fo:padding="0.097cm" fo:border-left="0.05pt dotted #999999" fo:border-right="0.05pt dotted #999999" fo:border-top="none" fo:border-bottom="0.05pt dotted #999999"/>
    </style:style>
    <style:style style:name="Tabella12" style:family="table">
      <style:table-properties style:width="7.618cm" table:align="margins"/>
    </style:style>
    <style:style style:name="Tabella12.A" style:family="table-column">
      <style:table-column-properties style:column-width="1.506cm" style:rel-column-width="12958*"/>
    </style:style>
    <style:style style:name="Tabella12.B" style:family="table-column">
      <style:table-column-properties style:column-width="1.589cm" style:rel-column-width="13671*"/>
    </style:style>
    <style:style style:name="Tabella12.C" style:family="table-column">
      <style:table-column-properties style:column-width="2.011cm" style:rel-column-width="17297*"/>
    </style:style>
    <style:style style:name="Tabella12.D" style:family="table-column">
      <style:table-column-properties style:column-width="2.512cm" style:rel-column-width="21609*"/>
    </style:style>
    <style:style style:name="Tabella12.A1" style:family="table-cell">
      <style:table-cell-properties fo:background-color="#cccccc" fo:padding="0cm" fo:border-left="0.05pt dotted #999999" fo:border-right="none" fo:border-top="0.05pt dotted #999999" fo:border-bottom="0.05pt dotted #999999">
        <style:background-image/>
      </style:table-cell-properties>
    </style:style>
    <style:style style:name="Tabella12.D1" style:family="table-cell">
      <style:table-cell-properties fo:background-color="#cccccc" fo:padding="0cm" fo:border="0.05pt dotted #999999">
        <style:background-image/>
      </style:table-cell-properties>
    </style:style>
    <style:style style:name="Tabella12.A2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3" style:family="table-cell">
      <style:table-cell-properties fo:padding="0cm" fo:border-left="0.05pt dotted #999999" fo:border-right="none" fo:border-top="none" fo:border-bottom="0.05pt dotted #999999"/>
    </style:style>
    <style:style style:name="Tabella12.B3" style:family="table-cell">
      <style:table-cell-properties fo:padding="0cm" fo:border-left="0.05pt dotted #999999" fo:border-right="none" fo:border-top="none" fo:border-bottom="0.05pt dotted #999999"/>
    </style:style>
    <style:style style:name="Tabella12.C3" style:family="table-cell">
      <style:table-cell-properties fo:padding="0cm" fo:border-left="0.05pt dotted #999999" fo:border-right="none" fo:border-top="none" fo:border-bottom="0.05pt dotted #999999"/>
    </style:style>
    <style:style style:name="Tabella12.D3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4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3" style:family="table">
      <style:table-properties style:width="7.618cm" table:align="margins"/>
    </style:style>
    <style:style style:name="Tabella13.A" style:family="table-column">
      <style:table-column-properties style:column-width="3.808cm" style:rel-column-width="32767*"/>
    </style:style>
    <style:style style:name="Tabella13.B" style:family="table-column">
      <style:table-column-properties style:column-width="3.81cm" style:rel-column-width="32768*"/>
    </style:style>
    <style:style style:name="Tabella13.A1" style:family="table-cell">
      <style:table-cell-properties fo:background-color="#cccccc" fo:padding="0cm" fo:border-left="0.05pt dotted #000000" fo:border-right="none" fo:border-top="0.05pt dotted #000000" fo:border-bottom="none">
        <style:background-image/>
      </style:table-cell-properties>
    </style:style>
    <style:style style:name="Tabella13.B1" style:family="table-cell">
      <style:table-cell-properties fo:background-color="#cccccc" fo:padding="0cm" fo:border-left="none" fo:border-right="0.05pt dotted #000000" fo:border-top="0.05pt dotted #000000" fo:border-bottom="none">
        <style:background-image/>
      </style:table-cell-properties>
    </style:style>
    <style:style style:name="Tabella13.A2" style:family="table-cell">
      <style:table-cell-properties fo:padding="0cm" fo:border-left="0.05pt dotted #000000" fo:border-right="0.05pt dotted #000000" fo:border-top="none" fo:border-bottom="none"/>
    </style:style>
    <style:style style:name="Tabella13.A3" style:family="table-cell">
      <style:table-cell-properties fo:padding="0cm" fo:border-left="0.05pt dotted #000000" fo:border-right="none" fo:border-top="none" fo:border-bottom="none"/>
    </style:style>
    <style:style style:name="Tabella13.B3" style:family="table-cell">
      <style:table-cell-properties fo:padding="0cm" fo:border-left="none" fo:border-right="0.05pt dotted #000000" fo:border-top="none" fo:border-bottom="none"/>
    </style:style>
    <style:style style:name="Tabella13.A4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3.A5" style:family="table-cell">
      <style:table-cell-properties fo:padding="0cm" fo:border-left="0.05pt dotted #000000" fo:border-right="none" fo:border-top="none" fo:border-bottom="0.05pt dotted #000000"/>
    </style:style>
    <style:style style:name="Tabella13.B5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4" style:family="table">
      <style:table-properties style:width="19.001cm" table:align="margins"/>
    </style:style>
    <style:style style:name="Tabella14.A" style:family="table-column">
      <style:table-column-properties style:column-width="13.388cm" style:rel-column-width="46176*"/>
    </style:style>
    <style:style style:name="Tabella14.B" style:family="table-column">
      <style:table-column-properties style:column-width="5.613cm" style:rel-column-width="19359*"/>
    </style:style>
    <style:style style:name="Tabella1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4.B1" style:family="table-cell">
      <style:table-cell-properties fo:background-color="#dddddd" fo:padding="0cm" fo:border="0.05pt solid #000000">
        <style:background-image/>
      </style:table-cell-properties>
    </style:style>
    <style:style style:name="Tabel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6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4.B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4.392cm" style:rel-column-width="15148*"/>
    </style:style>
    <style:style style:name="Tabella2.B" style:family="table-column">
      <style:table-column-properties style:column-width="2.408cm" style:rel-column-width="8304*"/>
    </style:style>
    <style:style style:name="Tabella2.C" style:family="table-column">
      <style:table-column-properties style:column-width="2.701cm" style:rel-column-width="9314*"/>
    </style:style>
    <style:style style:name="Tabella2.D" style:family="table-column">
      <style:table-column-properties style:column-width="6.332cm" style:rel-column-width="21840*"/>
    </style:style>
    <style:style style:name="Tabella2.E" style:family="table-column">
      <style:table-column-properties style:column-width="3.168cm" style:rel-column-width="10929*"/>
    </style:style>
    <style:style style:name="Tabella2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fo:background-color="#dddddd" fo:padding="0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9.001cm" table:align="margins"/>
    </style:style>
    <style:style style:name="Tabella15.A" style:family="table-column">
      <style:table-column-properties style:column-width="1.905cm" style:rel-column-width="6570*"/>
    </style:style>
    <style:style style:name="Tabella15.B" style:family="table-column">
      <style:table-column-properties style:column-width="3.493cm" style:rel-column-width="12045*"/>
    </style:style>
    <style:style style:name="Tabella15.C" style:family="table-column">
      <style:table-column-properties style:column-width="2.695cm" style:rel-column-width="9296*"/>
    </style:style>
    <style:style style:name="Tabella15.D" style:family="table-column">
      <style:table-column-properties style:column-width="9.712cm" style:rel-column-width="33497*"/>
    </style:style>
    <style:style style:name="Tabella15.E" style:family="table-column">
      <style:table-column-properties style:column-width="1.196cm" style:rel-column-width="4127*"/>
    </style:style>
    <style:style style:name="Tabella1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5.E1" style:family="table-cell">
      <style:table-cell-properties fo:background-color="#dddddd" fo:padding="0cm" fo:border="0.05pt solid #000000">
        <style:background-image/>
      </style:table-cell-properties>
    </style:style>
    <style:style style:name="Tabel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4" style:family="table-cell">
      <style:table-cell-properties fo:padding="0.097cm" fo:border-left="0.05pt solid #000000" fo:border-right="none" fo:border-top="none" fo:border-bottom="0.05pt solid #000000"/>
    </style:style>
    <style:style style:name="Tabella15.B4" style:family="table-cell">
      <style:table-cell-properties fo:padding="0.097cm" fo:border-left="0.05pt solid #000000" fo:border-right="none" fo:border-top="none" fo:border-bottom="0.05pt solid #000000"/>
    </style:style>
    <style:style style:name="Tabella15.C4" style:family="table-cell">
      <style:table-cell-properties fo:padding="0.097cm" fo:border-left="0.05pt solid #000000" fo:border-right="none" fo:border-top="none" fo:border-bottom="0.05pt solid #000000"/>
    </style:style>
    <style:style style:name="Tabella15.D4" style:family="table-cell">
      <style:table-cell-properties fo:padding="0.097cm" fo:border-left="0.05pt solid #000000" fo:border-right="none" fo:border-top="none" fo:border-bottom="0.05pt solid #000000"/>
    </style:style>
    <style:style style:name="Tabella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6pt" fo:font-weight="bold" officeooo:rsid="00c6b712" officeooo:paragraph-rsid="00c6b712" style:font-name-asian="SimSun" style:font-size-asian="6pt" style:font-weight-asian="bold" style:font-name-complex="Tahoma" style:font-size-complex="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0f3897d" style:font-name-asian="SimSun" style:font-size-asian="6pt" style:font-weight-asian="bold" style:font-name-complex="Tahoma" style:font-size-complex="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1778be4" style:font-name-asian="SimSun" style:font-size-asian="6pt" style:font-weight-asian="bold" style:font-name-complex="Tahoma" style:font-size-complex="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6pt" fo:font-weight="bold" officeooo:rsid="0108714f" officeooo:paragraph-rsid="0108714f" style:font-name-asian="SimSun" style:font-size-asian="6pt" style:font-weight-asian="bold" style:font-name-complex="Tahoma" style:font-size-complex="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6pt" fo:font-weight="bold" officeooo:rsid="017ce611" officeooo:paragraph-rsid="017ce611" style:font-name-asian="SimSun" style:font-size-asian="6pt" style:font-weight-asian="bold" style:font-name-complex="Tahoma" style:font-size-complex="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1102174" officeooo:paragraph-rsid="01102174" style:font-name-asian="SimSun" style:font-size-asian="8pt" style:font-weight-asian="bold" style:font-name-complex="Tahoma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3e7411" style:font-name-asian="SimSun" style:font-size-asian="8pt" style:font-weight-asian="bold" style:font-name-complex="Tahoma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4c5334" style:font-name-asian="SimSun" style:font-size-asian="8pt" style:font-weight-asian="bold" style:font-name-complex="Tahoma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1102174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d19c0a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85a876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f3897d" officeooo:paragraph-rsid="00f3897d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0c582" officeooo:paragraph-rsid="0070c582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5731ad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72b08c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2b08c" officeooo:paragraph-rsid="0072b08c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4db57f" officeooo:paragraph-rsid="004db57f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000000" style:font-name="Verdana" fo:font-size="7pt" fo:font-weight="bold" officeooo:rsid="0176a2ce" officeooo:paragraph-rsid="0176a2ce" fo:background-color="transparent" style:font-size-asian="6.09999990463257pt" style:font-weight-asian="bold" style:font-size-complex="7pt" style:font-weight-complex="bold"/>
    </style:style>
    <style:style style:name="P21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P22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23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2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4443b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3d32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06d8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d80af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508572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weight="bold" officeooo:rsid="00180a8c" officeooo:paragraph-rsid="0037b323" fo:background-color="transparent" style:font-name-asian="SimSun" style:font-size-asian="9pt" style:font-weight-asian="bold" style:font-name-complex="Tahoma" style:font-size-complex="9pt" style:font-weight-complex="bold"/>
    </style:style>
    <style:style style:name="P4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37b32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c2c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8424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9710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91fad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8ad6e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ce416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26c288" officeooo:paragraph-rsid="0048ad6e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48ad6e" officeooo:paragraph-rsid="00c9cad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weight="bold" officeooo:rsid="0026c288" officeooo:paragraph-rsid="00349c87" fo:background-color="transparent" style:font-name-asian="SimSun" style:font-size-asian="9pt" style:font-weight-asian="bold" style:font-name-complex="Tahoma" style:font-size-complex="9pt" style:font-weight-complex="bold"/>
    </style:style>
    <style:style style:name="P65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weight="normal" officeooo:rsid="0026c288" officeooo:paragraph-rsid="0054ca03" fo:background-color="transparent" style:font-name-asian="SimSun" style:font-size-asian="8pt" style:font-weight-asian="normal" style:font-name-complex="Tahoma" style:font-size-complex="8pt" style:font-weight-complex="normal"/>
    </style:style>
    <style:style style:name="P66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16e029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84d1" style:font-name="Ubuntu Light" fo:font-size="9pt" fo:font-style="normal" style:text-underline-style="none" fo:font-weight="bold" officeooo:rsid="0048ad6e" officeooo:paragraph-rsid="00b8be3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1" style:family="paragraph" style:parent-style-name="Header">
      <style:paragraph-properties fo:text-align="end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17ff47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c53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6097d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2cc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b921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e741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27cd5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c7d0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e5a6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f3897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36e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871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36dca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151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db57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2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3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4bc8e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4" style:family="paragraph" style:parent-style-name="Header">
      <style:paragraph-properties fo:text-align="center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934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3115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802df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dedc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9" style:family="paragraph" style:parent-style-name="Header">
      <style:paragraph-properties fo:text-align="end" style:justify-single-word="false"/>
      <style:text-properties style:use-window-font-color="true" style:font-name="Ubuntu Light" fo:font-size="9pt" fo:font-style="normal" style:text-underline-style="none" fo:font-weight="bold" officeooo:rsid="0108714f" officeooo:paragraph-rsid="0108714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52dff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802d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ded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4e2600" officeooo:paragraph-rsid="004e26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4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5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6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7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8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8150f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9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0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3672a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1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5b92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2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3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6151e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4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50857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e5d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5b921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72b0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9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df0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2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e3b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934e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5e1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72fe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6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7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bf0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8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90e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9" style:family="paragraph" style:parent-style-name="Header">
      <style:paragraph-properties fo:text-align="justify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cd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0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de2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1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2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110cdcf" officeooo:paragraph-rsid="0129c7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4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10d8c44" officeooo:paragraph-rsid="010d8c4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0df0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6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1462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7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042c16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8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4e2600" officeooo:paragraph-rsid="004e3b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9" style:family="paragraph" style:parent-style-name="Header">
      <style:paragraph-properties fo:text-align="center" style:justify-single-word="false"/>
      <style:text-properties fo:color="#007826" style:font-name="Ubuntu Light" fo:font-size="8pt" fo:font-style="normal" style:text-underline-style="none" fo:font-weight="normal" officeooo:rsid="00159154" officeooo:paragraph-rsid="012c03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0" style:family="paragraph" style:parent-style-name="Header">
      <style:paragraph-properties fo:text-align="center" style:justify-single-word="false"/>
      <style:text-properties fo:color="#0066ff" style:font-name="Ubuntu Light" fo:font-size="8pt" fo:font-style="normal" style:text-underline-style="none" fo:font-weight="normal" officeooo:rsid="00159154" officeooo:paragraph-rsid="011eeb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1" style:family="paragraph" style:parent-style-name="Standard">
      <style:text-properties style:font-name="Ubuntu Light" fo:font-size="9pt" style:font-size-asian="9pt" style:font-size-complex="9pt"/>
    </style:style>
    <style:style style:name="P142" style:family="paragraph" style:parent-style-name="Standard">
      <style:paragraph-properties fo:text-align="start" style:justify-single-word="false"/>
      <style:text-properties style:use-window-font-color="true" style:font-name="Ubuntu Light" fo:font-size="9pt" fo:font-weight="bold" officeooo:paragraph-rsid="01838eff" style:font-name-asian="SimSun" style:font-size-asian="9pt" style:font-weight-asian="bold" style:font-name-complex="Tahoma" style:font-size-complex="9pt" style:font-weight-complex="bold"/>
    </style:style>
    <style:style style:name="P143" style:family="paragraph" style:parent-style-name="Header">
      <style:paragraph-properties fo:text-align="start" style:justify-single-word="false" fo:break-before="pag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4" style:family="paragraph" style:parent-style-name="Standard">
      <style:paragraph-properties fo:text-align="center" style:justify-single-word="false" fo:background-color="#729fcf">
        <style:background-image/>
      </style:paragraph-properties>
      <style:text-properties fo:color="#ffffff" style:font-name="Ubuntu Light" fo:font-size="9pt" fo:font-weight="bold" officeooo:rsid="0032ccb2" officeooo:paragraph-rsid="0182c174" style:font-name-asian="SimSun" style:font-size-asian="9pt" style:font-weight-asian="bold" style:font-name-complex="Tahoma" style:font-size-complex="9pt" style:font-weight-complex="bold"/>
    </style:style>
    <style:style style:name="P145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871c7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fo:color="#000000" style:font-name="Verdana" fo:font-size="7pt" officeooo:rsid="0176a2ce" style:font-size-asian="7pt" style:font-size-complex="7pt"/>
    </style:style>
    <style:style style:name="T2" style:family="text">
      <style:text-properties fo:color="#000000" style:font-name="Verdana" officeooo:rsid="0176a2ce"/>
    </style:style>
    <style:style style:name="T3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T4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T5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6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7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8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T9" style:family="text">
      <style:text-properties style:use-window-font-color="true" fo:font-style="normal" style:text-underline-style="none" officeooo:rsid="00159154" fo:background-color="transparent" loext:char-shading-value="0" style:font-style-asian="normal" style:font-style-complex="normal"/>
    </style:style>
    <style:style style:name="T10" style:family="text">
      <style:text-properties style:font-name="Verdana" fo:font-size="10pt" style:font-size-asian="10pt" style:font-size-complex="10pt"/>
    </style:style>
    <style:style style:name="T11" style:family="text">
      <style:text-properties style:font-name="Verdana" fo:font-size="10pt" officeooo:rsid="00198f2f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59154" style:font-weight-asian="bold" style:font-weight-complex="bold"/>
    </style:style>
    <style:style style:name="T14" style:family="text">
      <style:text-properties fo:font-weight="bold" officeooo:rsid="004f2aea" style:font-weight-asian="bold" style:font-weight-complex="bold"/>
    </style:style>
    <style:style style:name="T15" style:family="text">
      <style:text-properties fo:font-weight="bold" officeooo:rsid="003aea46" style:font-weight-asian="bold" style:font-weight-complex="bold"/>
    </style:style>
    <style:style style:name="T16" style:family="text">
      <style:text-properties fo:font-weight="bold" officeooo:rsid="016e029f" style:font-weight-asian="bold" style:font-weight-complex="bold"/>
    </style:style>
    <style:style style:name="T17" style:family="text">
      <style:text-properties officeooo:rsid="00482f98"/>
    </style:style>
    <style:style style:name="T18" style:family="text">
      <style:text-properties officeooo:rsid="004db57f"/>
    </style:style>
    <style:style style:name="T19" style:family="text">
      <style:text-properties officeooo:rsid="004e2600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59154" style:font-weight-asian="normal" style:font-weight-complex="normal"/>
    </style:style>
    <style:style style:name="T22" style:family="text">
      <style:text-properties fo:font-weight="normal" officeooo:rsid="004e2600" style:font-weight-asian="normal" style:font-weight-complex="normal"/>
    </style:style>
    <style:style style:name="T23" style:family="text">
      <style:text-properties fo:font-weight="normal" officeooo:rsid="00eadd93" style:font-weight-asian="normal" style:font-weight-complex="normal"/>
    </style:style>
    <style:style style:name="T24" style:family="text">
      <style:text-properties fo:font-weight="normal" officeooo:rsid="0152dffd" style:font-weight-asian="normal" style:font-weight-complex="normal"/>
    </style:style>
    <style:style style:name="T25" style:family="text">
      <style:text-properties officeooo:rsid="0059e58b"/>
    </style:style>
    <style:style style:name="T26" style:family="text">
      <style:text-properties officeooo:rsid="006d0afb"/>
    </style:style>
    <style:style style:name="T27" style:family="text">
      <style:text-properties officeooo:rsid="0070c582"/>
    </style:style>
    <style:style style:name="T28" style:family="text">
      <style:text-properties officeooo:rsid="00751c94"/>
    </style:style>
    <style:style style:name="T29" style:family="text">
      <style:text-properties officeooo:rsid="0084242d"/>
    </style:style>
    <style:style style:name="T30" style:family="text">
      <style:text-properties officeooo:rsid="00890ea7"/>
    </style:style>
    <style:style style:name="T31" style:family="text">
      <style:text-properties officeooo:rsid="008de27e"/>
    </style:style>
    <style:style style:name="T32" style:family="text">
      <style:text-properties officeooo:rsid="009666da"/>
    </style:style>
    <style:style style:name="T33" style:family="text">
      <style:text-properties officeooo:rsid="009efba4"/>
    </style:style>
    <style:style style:name="T34" style:family="text">
      <style:text-properties fo:font-style="normal" style:text-underline-style="none" officeooo:rsid="0037b323" style:font-style-asian="normal" style:font-style-complex="normal"/>
    </style:style>
    <style:style style:name="T35" style:family="text">
      <style:text-properties fo:font-style="normal" style:text-underline-style="none" officeooo:rsid="00198f2f" style:font-style-asian="normal" style:font-style-complex="normal"/>
    </style:style>
    <style:style style:name="T36" style:family="text">
      <style:text-properties fo:font-style="normal" style:text-underline-style="none" officeooo:rsid="00159154" style:font-style-asian="normal" style:font-style-complex="normal"/>
    </style:style>
    <style:style style:name="T37" style:family="text">
      <style:text-properties fo:font-style="normal" style:text-underline-style="none" fo:font-weight="bold" officeooo:rsid="00159154" style:font-style-asian="normal" style:font-weight-asian="bold" style:font-style-complex="normal" style:font-weight-complex="bold"/>
    </style:style>
    <style:style style:name="T38" style:family="text">
      <style:text-properties officeooo:rsid="00159154"/>
    </style:style>
    <style:style style:name="T39" style:family="text">
      <style:text-properties officeooo:rsid="004f2aea"/>
    </style:style>
    <style:style style:name="T40" style:family="text">
      <style:text-properties officeooo:rsid="00a3c8e6"/>
    </style:style>
    <style:style style:name="T41" style:family="text">
      <style:text-properties officeooo:rsid="00ce5df8"/>
    </style:style>
    <style:style style:name="T42" style:family="text">
      <style:text-properties officeooo:rsid="00eadd93"/>
    </style:style>
    <style:style style:name="T43" style:family="text">
      <style:text-properties fo:font-size="7pt" style:font-size-asian="7pt" style:font-size-complex="7pt"/>
    </style:style>
    <style:style style:name="T44" style:family="text">
      <style:text-properties fo:font-size="7pt" officeooo:rsid="00d6251f" style:font-size-asian="7pt" style:font-size-complex="7pt"/>
    </style:style>
    <style:style style:name="T45" style:family="text">
      <style:text-properties officeooo:rsid="010bec22"/>
    </style:style>
    <style:style style:name="T46" style:family="text">
      <style:text-properties officeooo:rsid="01102174"/>
    </style:style>
    <style:style style:name="T47" style:family="text">
      <style:text-properties fo:color="#808080" officeooo:rsid="00159154"/>
    </style:style>
    <style:style style:name="T48" style:family="text">
      <style:text-properties officeooo:rsid="01334d3a"/>
    </style:style>
    <style:style style:name="T49" style:family="text">
      <style:text-properties officeooo:rsid="0172fed6"/>
    </style:style>
    <style:style style:name="T50" style:family="text">
      <style:text-properties officeooo:rsid="017d918b"/>
    </style:style>
    <style:style style:name="T51" style:family="text">
      <style:text-properties officeooo:rsid="017f347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6"><text:placeholder text:placeholder-type="text">&lt;if test="not o.partner"&gt;</text:placeholder></text:p>
            <text:p text:style-name="P101">Viaggio: <text:span text:style-name="T20"><text:placeholder text:placeholder-type="text">&lt;o.name&gt;</text:placeholder></text:span><text:span text:style-name="T20"> </text:span><text:span text:style-name="T22">(agente: </text:span><text:span text:style-name="T20"><text:placeholder text:placeholder-type="text">&lt;o.user_id.name&gt;</text:placeholder></text:span><text:span text:style-name="T22">)</text:span></text:p>
            <text:p text:style-name="P98"><text:placeholder text:placeholder-type="text">&lt;/if&gt;</text:placeholder></text:p>
            <text:p text:style-name="P102"><text:span text:style-name="T42">Anno di valutazione &gt;= </text:span><text:span text:style-name="T20"><text:placeholder text:placeholder-type="text">&lt;o.analysis_year&gt;</text:placeholder></text:span></text:p>
          </table:table-cell>
          <table:table-cell table:style-name="Tabella1.B1" office:value-type="string">
            <text:p text:style-name="P96"><text:placeholder text:placeholder-type="text">&lt;if test="not o.partner"&gt;</text:placeholder></text:p>
            <text:p text:style-name="P101">Periodo: <text:span text:style-name="T20"><text:placeholder text:placeholder-type="text">&lt;formatLang(o.from_date, date=True) if o.from_date else "/"&gt;</text:placeholder></text:span><text:span text:style-name="T20"> - <text:s/></text:span><text:span text:style-name="T20"><text:placeholder text:placeholder-type="text">&lt;formatLang(o.to_date, date=True) if o.to_date else "/"&gt;</text:placeholder></text:span></text:p>
            <text:p text:style-name="P96"><text:placeholder text:placeholder-type="text">&lt;/if&gt;</text:placeholder></text:p>
            <text:p text:style-name="P100"><text:span text:style-name="T24">Data prodotto ultimo acquisto </text:span><text:span text:style-name="T23">&gt;= </text:span><text:span text:style-name="T20"><text:placeholder text:placeholder-type="text">&lt;formatLang(o.product_from_date, date=True) or "-"&gt;</text:placeholder></text:span></text:p>
          </table:table-cell>
        </table:table-row>
        <table:table-row>
          <table:table-cell table:style-name="Tabella1.A2" table:number-columns-spanned="2" office:value-type="string">
            <text:p text:style-name="P97"><text:placeholder text:placeholder-type="text">&lt;if test="not o.partner"&gt;</text:placeholder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103">Note viaggio: <text:span text:style-name="T21"><text:placeholder text:placeholder-type="text">&lt;o.note&gt;</text:placeholder></text:span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97"><text:placeholder text:placeholder-type="text">&lt;/if&gt;</text:placeholder></text:p>
          </table:table-cell>
          <table:covered-table-cell/>
        </table:table-row>
      </table:table>
      <text:p text:style-name="P142"/>
      <text:p text:style-name="P144">VISITE</text:p>
      <text:p text:style-name="P78"><text:placeholder text:placeholder-type="text">&lt;for each="partner in o.partner_ids"&gt;</text:placeholder></text:p>
      <text:p text:style-name="P64"/>
      <text:p text:style-name="P44"><text:span text:style-name="T34">Dettaglio </text:span><text:span text:style-name="T35">cliente:</text:span></text:p>
      <text:p text:style-name="P65"><text:span text:style-name="T37"><text:placeholder text:placeholder-type="text">&lt;partner.partner_id.name&gt;</text:placeholder></text:span><text:span text:style-name="T36"> (visita: </text:span><text:span text:style-name="T36"><text:placeholder text:placeholder-type="text">&lt;formatLang(partner.date, date=True) if partner.date else "/"&gt;</text:placeholder></text:span><text:span text:style-name="T36">)</text:span></text:p>
      <text:p text:style-name="P42"><text:placeholder text:placeholder-type="text">&lt;if test="o.with_anagraphic"&gt;</text:placeholder></text:p>
      <text:p text:style-name="P66"><text:span text:style-name="T14">Indirizzo:</text:span><text:span text:style-name="T39"> </text:span><text:span text:style-name="T39"><text:placeholder text:placeholder-type="text">&lt;partner.partner_id.street&gt;</text:placeholder></text:span><text:span text:style-name="T39"> </text:span><text:span text:style-name="T39"><text:placeholder text:placeholder-type="text">&lt;partner.partner_id.city&gt;</text:placeholder></text:span></text:p>
      <text:p text:style-name="P67"><text:span text:style-name="T14">Internet: </text:span><text:span text:style-name="T39"><text:s/>Web: </text:span><text:span text:style-name="T39"><text:placeholder text:placeholder-type="text">&lt;partner.partner_id.website or "/"&gt;</text:placeholder></text:span><text:span text:style-name="T39"> <text:s/>E-mail: </text:span><text:span text:style-name="T39"><text:placeholder text:placeholder-type="text">&lt;partner.partner_id.email or "/"&gt;</text:placeholder></text:span></text:p>
      <text:p text:style-name="P68"><text:span text:style-name="T13">C</text:span><text:span text:style-name="T12">ontabilità:</text:span> Partita IVA: <text:span text:style-name="T38"><text:placeholder text:placeholder-type="text">&lt;partner.partner_id.vat or "/"&gt;</text:placeholder></text:span><text:span text:style-name="T38"> </text:span>(Codice cliente: <text:span text:style-name="T38"><text:placeholder text:placeholder-type="text">&lt;partner.partner_id.sql_customer_code or "/"&gt;</text:placeholder></text:span><text:span text:style-name="T38"> </text:span>Codice fornitore: <text:span text:style-name="T38"><text:placeholder text:placeholder-type="text">&lt;partner.partner_id.sql_supplier_code or "/"&gt;</text:placeholder></text:span>)</text:p>
      <text:p text:style-name="P68"><text:span text:style-name="T13">R</text:span><text:span text:style-name="T12">ecapiti: </text:span>Tel. <text:span text:style-name="T38"><text:placeholder text:placeholder-type="text">&lt;partner.partner_id.phone&gt;</text:placeholder></text:span><text:span text:style-name="T38"> <text:s text:c="2"/></text:span>Fax. <text:span text:style-name="T38"><text:placeholder text:placeholder-type="text">&lt;partner.partner_id.fax&gt;</text:placeholder></text:span><text:span text:style-name="T38"> <text:s text:c="2"/></text:span>Cell. <text:span text:style-name="T38"><text:placeholder text:placeholder-type="text">&lt;partner.partner_id.mobile&gt;</text:placeholder></text:span><text:span text:style-name="T38"> </text:span></text:p>
      <text:p text:style-name="P68"><text:span text:style-name="T13">A</text:span><text:span text:style-name="T12">gente: </text:span><text:span text:style-name="T38"><text:placeholder text:placeholder-type="text">&lt;partner.partner_id.user_id.name if partner.partner_id.user_id else "Nessuno"&gt;</text:placeholder></text:span><text:span text:style-name="T38"> </text:span></text:p>
      <text:p text:style-name="P69"><text:span text:style-name="T16">Pagamento</text:span><text:span text:style-name="T12">: </text:span><text:span text:style-name="T38"><text:placeholder text:placeholder-type="text">&lt;partner.partner_id.property_payment_term.name&gt;</text:placeholder></text:span><text:span text:style-name="T38"> </text:span></text:p>
      <text:p text:style-name="P43"><text:placeholder text:placeholder-type="text">&lt;/if&gt;</text:placeholder></text:p>
      <text:p text:style-name="P42"><text:placeholder text:placeholder-type="text">&lt;if test="o.with_note"&gt;</text:placeholder></text:p>
      <text:p text:style-name="P45"/>
      <text:p text:style-name="P35"><text:placeholder text:placeholder-type="text">&lt;if test="not o.partner"&gt;</text:placeholder></text:p>
      <text:p text:style-name="P45"><text:span text:style-name="T29">Note</text:span>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38">Abstract</text:p>
          </table:table-cell>
          <table:table-cell table:style-name="Tabella4.B1" office:value-type="string">
            <text:p text:style-name="P138">Note</text:p>
          </table:table-cell>
        </table:table-row>
        <table:table-row table:style-name="Tabella4.2">
          <table:table-cell table:style-name="Tabella4.A2" office:value-type="string">
            <text:p text:style-name="P122"><text:placeholder text:placeholder-type="text">&lt;partner.abstract or ""&gt;</text:placeholder></text:p>
          </table:table-cell>
          <table:table-cell table:style-name="Tabella4.B2" office:value-type="string">
            <text:p text:style-name="P122"><text:placeholder text:placeholder-type="text">&lt;partner.note or ""&gt;</text:placeholder></text:p>
          </table:table-cell>
        </table:table-row>
      </table:table>
      <text:p text:style-name="P35"><text:placeholder text:placeholder-type="text">&lt;/if&gt;</text:placeholder></text:p>
      <text:p text:style-name="P35"><text:placeholder text:placeholder-type="text">&lt;/if&gt;</text:placeholder></text:p>
      <text:p text:style-name="P57"><text:placeholder text:placeholder-type="text">&lt;if test="o.with_visit"&gt;</text:placeholder></text:p>
      <text:p text:style-name="P47"/>
      <text:p text:style-name="P70"><text:span text:style-name="T38">E</text:span>lenco <text:span text:style-name="T19">visite precedenti: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9">Riferimento</text:p>
            </table:table-cell>
            <table:table-cell table:style-name="Tabella3.A1" office:value-type="string">
              <text:p text:style-name="P18">Abstract</text:p>
            </table:table-cell>
            <table:table-cell table:style-name="Tabella3.C1" office:value-type="string">
              <text:p text:style-name="P9">Note</text:p>
            </table:table-cell>
          </table:table-row>
        </table:table-header-rows>
        <table:table-row>
          <table:table-cell table:style-name="Tabella3.A3" table:number-columns-spanned="3" office:value-type="string">
            <text:p text:style-name="P73"><text:placeholder text:placeholder-type="text">&lt;for each="visit in partner.partner_id.trip_ids"&gt;</text:placeholder></text:p>
          </table:table-cell>
          <table:covered-table-cell/>
          <table:covered-table-cell/>
        </table:table-row>
        <table:table-row>
          <table:table-cell table:style-name="Tabella3.A3" table:number-columns-spanned="3" office:value-type="string">
            <text:p text:style-name="P58"><text:placeholder text:placeholder-type="text">&lt;if test="visit.trip_id.id != o.id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74"><text:placeholder text:placeholder-type="text">&lt;visit.trip_id.name if visit.trip_id  else "??"&gt;</text:placeholder> <text:span text:style-name="T17">del </text:span><text:placeholder text:placeholder-type="text">&lt;formatLang(visit.date, date=True) if visit.date else "/"&gt;</text:placeholder></text:p>
            <text:p text:style-name="P74"><text:span text:style-name="T18">(</text:span><text:placeholder text:placeholder-type="text">&lt;visit.trip_id.user_id.name if visit.trip_id.user_id else "??"&gt;</text:placeholder><text:span text:style-name="T18">)</text:span></text:p>
          </table:table-cell>
          <table:table-cell table:style-name="Tabella3.B4" office:value-type="string">
            <text:p text:style-name="P90"><text:placeholder text:placeholder-type="text">&lt;visit.abstract or ""&gt;</text:placeholder></text:p>
          </table:table-cell>
          <table:table-cell table:style-name="Tabella3.C4" office:value-type="string">
            <text:p text:style-name="P93"><text:placeholder text:placeholder-type="text">&lt;visit.note or ""&gt;</text:placeholder></text:p>
          </table:table-cell>
        </table:table-row>
        <table:table-row>
          <table:table-cell table:style-name="Tabella3.A5" table:number-columns-spanned="3" office:value-type="string">
            <text:p text:style-name="P33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3.A6" table:number-columns-spanned="3" office:value-type="string">
            <text:p text:style-name="P73"><text:placeholder text:placeholder-type="text">&lt;/for&gt;</text:placeholder></text:p>
          </table:table-cell>
          <table:covered-table-cell/>
          <table:covered-table-cell/>
        </table:table-row>
      </table:table>
      <text:p text:style-name="P32"><text:placeholder text:placeholder-type="text">&lt;/if&gt;</text:placeholder></text:p>
      <text:p text:style-name="P36"><text:placeholder text:placeholder-type="text">&lt;if test="o.with_offer"&gt;</text:placeholder></text:p>
      <text:p text:style-name="P36"/>
      <text:p text:style-name="P46">Offerte aperte:</text:p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17">Offerte</text:p>
            </table:table-cell>
            <table:table-cell table:style-name="Tabella7.B1" office:value-type="string">
              <text:p text:style-name="P16">Dettaglio</text:p>
            </table:table-cell>
          </table:table-row>
        </table:table-header-rows>
        <table:table-row>
          <table:table-cell table:style-name="Tabella7.A2" table:number-columns-spanned="2" office:value-type="string">
            <text:p text:style-name="P75"><text:placeholder text:placeholder-type="text">&lt;for each="offer in get_partner_offer(partner.partner_id.id, False)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118"><text:placeholder text:placeholder-type="text">&lt;offer.name&gt;</text:placeholder> <text:span text:style-name="T25">del </text:span><text:placeholder text:placeholder-type="text">&lt;formatLang(offer.date_order, date=True) if offer.date_order else "/"&gt;</text:placeholder><text:line-break/><text:span text:style-name="T25">(scad. </text:span><text:placeholder text:placeholder-type="text">&lt;formatLang(offer.date_deadline, date=True) if offer.date_deadline else "/"&gt;</text:placeholder><text:span text:style-name="T25">)<text:line-break/>Imponibile: <text:s/></text:span><text:span text:style-name="T12"><text:placeholder text:placeholder-type="text">&lt;formatLang(offer.amount_untaxed) if offer.amount_untaxed else "/"&gt;</text:placeholder></text:span><text:soft-page-break/></text:p>
          </table:table-cell>
          <table:table-cell table:style-name="Tabella7.B3" office:value-type="string">
            <table:table table:name="Tabella8" table:style-name="Tabella8">
              <table:table-column table:style-name="Tabella8.A"/>
              <table:table-column table:style-name="Tabella8.B"/>
              <table:table-column table:style-name="Tabella8.A"/>
              <table:table-column table:style-name="Tabella8.D"/>
              <table:table-row>
                <table:table-cell table:style-name="Tabella8.A1" table:number-columns-spanned="4" office:value-type="string">
                  <text:p text:style-name="P118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8.A2" office:value-type="string">
                  <text:p text:style-name="P118"><text:placeholder text:placeholder-type="text">&lt;line.product_id.default_code&gt;</text:placeholder></text:p>
                </table:table-cell>
                <table:table-cell table:style-name="Tabella8.A2" office:value-type="string">
                  <text:p text:style-name="P118"><text:placeholder text:placeholder-type="text">&lt;line.name&gt;</text:placeholder></text:p>
                </table:table-cell>
                <table:table-cell table:style-name="Tabella8.A2" office:value-type="string">
                  <text:p text:style-name="P118"><text:placeholder text:placeholder-type="text">&lt;formatLang(line.product_uom_qty)&gt;</text:placeholder> <text:span text:style-name="T26">x <text:s text:c="2"/></text:span><text:placeholder text:placeholder-type="text">&lt;formatLang(line.price_unit)&gt;</text:placeholder><text:soft-page-break/></text:p>
                </table:table-cell>
                <table:table-cell table:style-name="Tabella8.D2" office:value-type="string">
                  <text:p text:style-name="P118"><text:placeholder text:placeholder-type="text">&lt;formatLang(line.price_subtotal)&gt;</text:placeholder></text:p>
                </table:table-cell>
              </table:table-row>
              <table:table-row>
                <table:table-cell table:style-name="Tabella8.A3" table:number-columns-spanned="4" office:value-type="string">
                  <text:p text:style-name="P118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91"/>
          </table:table-cell>
        </table:table-row>
        <table:table-row>
          <table:table-cell table:style-name="Tabella7.A4" table:number-columns-spanned="2" office:value-type="string">
            <text:p text:style-name="P75"><text:placeholder text:placeholder-type="text">&lt;/for&gt;</text:placeholder></text:p>
          </table:table-cell>
          <table:covered-table-cell/>
        </table:table-row>
      </table:table>
      <text:p text:style-name="P32"><text:placeholder text:placeholder-type="text">&lt;/if&gt;</text:placeholder></text:p>
      <text:p text:style-name="P36"><text:placeholder text:placeholder-type="text">&lt;if test="o.with_order"&gt;</text:placeholder></text:p>
      <text:p text:style-name="P36"/>
      <text:p text:style-name="P46">Ordini <text:span text:style-name="T27">aperti</text:span>:</text:p>
      <table:table table:name="Tabella5" table:style-name="Tabella5">
        <table:table-column table:style-name="Tabella5.A"/>
        <table:table-column table:style-name="Tabella5.B"/>
        <table:table-header-rows>
          <table:table-row>
            <table:table-cell table:style-name="Tabella5.A1" office:value-type="string">
              <text:p text:style-name="P14">Ordin<text:span text:style-name="T28">i</text:span></text:p>
            </table:table-cell>
            <table:table-cell table:style-name="Tabella5.B1" office:value-type="string">
              <text:p text:style-name="P15">Dettaglio</text:p>
            </table:table-cell>
          </table:table-row>
        </table:table-header-rows>
        <table:table-row>
          <table:table-cell table:style-name="Tabella5.A2" table:number-columns-spanned="2" office:value-type="string">
            <text:p text:style-name="P76"><text:placeholder text:placeholder-type="text">&lt;for each="offer in get_partner_offer(partner.partner_id.id)"&gt;</text:placeholder></text:p>
          </table:table-cell>
          <table:covered-table-cell/>
        </table:table-row>
        <table:table-row>
          <table:table-cell table:style-name="Tabella5.A3" office:value-type="string">
            <text:p text:style-name="P125"><text:placeholder text:placeholder-type="text">&lt;offer.name&gt;</text:placeholder> <text:span text:style-name="T25">del </text:span><text:placeholder text:placeholder-type="text">&lt;formatLang(offer.date_order, date=True)&gt;</text:placeholder><text:line-break/><text:span text:style-name="T25">(scad. </text:span><text:placeholder text:placeholder-type="text">&lt;formatLang(offer.date_deadline, date=True) if offer.date_deadline else "/"&gt;</text:placeholder><text:span text:style-name="T25">) </text:span></text:p>
            <text:p text:style-name="P125"><text:span text:style-name="T49">Imponibile: <text:s/></text:span><text:span text:style-name="T12"><text:placeholder text:placeholder-type="text">&lt;formatLang(offer.amount_untaxed)&gt;</text:placeholder></text:span></text:p>
          </table:table-cell>
          <table:table-cell table:style-name="Tabella5.B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117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111"><text:placeholder text:placeholder-type="text">&lt;line.product_id.default_code&gt;</text:placeholder></text:p>
                </table:table-cell>
                <table:table-cell table:style-name="Tabella6.A2" office:value-type="string">
                  <text:p text:style-name="P112"><text:placeholder text:placeholder-type="text">&lt;line.name&gt;</text:placeholder></text:p>
                </table:table-cell>
                <table:table-cell table:style-name="Tabella6.A2" office:value-type="string">
                  <text:p text:style-name="P106"><text:placeholder text:placeholder-type="text">&lt;formatLang(line.product_uom_qty)&gt;</text:placeholder> <text:span text:style-name="T26">x <text:s text:c="2"/></text:span><text:placeholder text:placeholder-type="text">&lt;formatLang(line.price_unit)&gt;</text:placeholder></text:p>
                </table:table-cell>
                <table:table-cell table:style-name="Tabella6.D2" office:value-type="string">
                  <text:p text:style-name="P107"><text:placeholder text:placeholder-type="text">&lt;formatLang(line.price_subtotal)&gt;</text:placeholder></text:p>
                </table:table-cell>
              </table:table-row>
              <table:table-row>
                <table:table-cell table:style-name="Tabella6.A3" table:number-columns-spanned="4" office:value-type="string">
                  <text:p text:style-name="P79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92"/>
          </table:table-cell>
        </table:table-row>
        <table:table-row>
          <table:table-cell table:style-name="Tabella5.A4" table:number-columns-spanned="2" office:value-type="string">
            <text:p text:style-name="P76"><text:placeholder text:placeholder-type="text">&lt;/for&gt;</text:placeholder></text:p>
          </table:table-cell>
          <table:covered-table-cell/>
        </table:table-row>
      </table:table>
      <text:p text:style-name="P32"><text:placeholder text:placeholder-type="text">&lt;/if&gt;</text:placeholder></text:p>
      <text:p text:style-name="P36"><text:placeholder text:placeholder-type="text">&lt;if test="o.with_movement"&gt;</text:placeholder></text:p>
      <text:p text:style-name="P36"/>
      <text:p text:style-name="P48"><text:span text:style-name="T33">Prodotti fatturati</text:span>:</text:p>
      <text:p text:style-name="P24"><text:placeholder text:placeholder-type="text">&lt;if test="load_mysql_partner(partner.partner_id.sql_customer_code,o.analysis_year)"&gt;</text:placeholder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header-rows>
          <table:table-row>
            <table:table-cell table:style-name="Tabella10.A1" office:value-type="string">
              <text:p text:style-name="P12">Prodotto</text:p>
            </table:table-cell>
            <table:table-cell table:style-name="Tabella10.A1" office:value-type="string">
              <text:p text:style-name="P12">Q. <text:span text:style-name="T31">x P(x)</text:span></text:p>
            </table:table-cell>
            <table:table-cell table:style-name="Tabella10.C1" office:value-type="string">
              <text:p text:style-name="P12">Totale</text:p>
            </table:table-cell>
          </table:table-row>
        </table:table-header-rows>
        <table:table-row>
          <table:table-cell table:style-name="Tabella10.A3" table:number-columns-spanned="3" office:value-type="string">
            <text:p text:style-name="P77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0.A3" table:number-columns-spanned="3" office:value-type="string">
            <text:p text:style-name="P83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0.A4" office:value-type="string">
            <text:p text:style-name="P116"><text:placeholder text:placeholder-type="text">&lt;invoice['CDS_VARIAB_ART']&gt;</text:placeholder> <text:span text:style-name="T30">[</text:span><text:placeholder text:placeholder-type="text">&lt;invoice['CKY_ART']&gt;</text:placeholder><text:span text:style-name="T30">] <text:s/>(</text:span><text:placeholder text:placeholder-type="text">&lt;format_date(invoice['DTT_DOC'])&gt;</text:placeholder><text:span text:style-name="T41">)</text:span></text:p>
          </table:table-cell>
          <table:table-cell table:style-name="Tabella10.B4" office:value-type="string">
            <text:p text:style-name="P130"><text:placeholder text:placeholder-type="text">&lt;formatLang(invoice['NQT_RIGA_ART_PLOR'] * (1.0 / invoice['NCF_CONV'] if invoice['NCF_CONV'] else 1.0))&gt;</text:placeholder> <text:span text:style-name="T31">X </text:span><text:placeholder text:placeholder-type="text">&lt;round(invoice['NPZ_UNIT'] /  (1.0 / invoice['NCF_CONV'] if invoice['NCF_CONV'] else 1.0), 4)&gt;</text:placeholder></text:p>
          </table:table-cell>
          <table:table-cell table:style-name="Tabella10.C4" office:value-type="string">
            <text:p text:style-name="P128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0.A5" table:number-columns-spanned="3" office:value-type="string">
            <text:p text:style-name="P83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0.A6" table:number-columns-spanned="3" office:value-type="string">
            <text:p text:style-name="P77"><text:placeholder text:placeholder-type="text">&lt;/for&gt;</text:placeholder></text:p>
          </table:table-cell>
          <table:covered-table-cell/>
          <table:covered-table-cell/>
        </table:table-row>
      </table:table>
      <text:p text:style-name="P27"><text:placeholder text:placeholder-type="text">&lt;/if&gt;</text:placeholder></text:p>
      <text:p text:style-name="P32"><text:placeholder text:placeholder-type="text">&lt;/if&gt;</text:placeholder></text:p>
      <text:p text:style-name="P31"/>
      <text:p text:style-name="P37"><text:placeholder text:placeholder-type="text">&lt;if test="o.with_product"&gt;</text:placeholder></text:p>
      <text:p text:style-name="P36"/>
      <text:p text:style-name="P49"><text:span text:style-name="T40">Riepilogo prodotti f</text:span>atturat<text:span text:style-name="T32">i valuta del cliente (quantità e consegne):</text:span></text:p>
      <text:p text:style-name="P25"><text:placeholder text:placeholder-type="text">&lt;if test="load_mysql_partner(partner.partner_id.sql_customer_code, o.analysis_year, 'total')"&gt;</text:placeholder></text:p>
      <table:table table:name="Tabella11" table:style-name="Tabella11">
        <table:table-column table:style-name="Tabella11.A"/>
        <table:table-column table:style-name="Tabella11.B"/>
        <table:table-header-rows>
          <table:table-row>
            <table:table-cell table:style-name="Tabella11.A1" office:value-type="string">
              <text:p text:style-name="P11">Prodotto<text:span text:style-name="T9"><text:placeholder text:placeholder-type="text">&lt;load_price_variation(partner.partner_id.sql_customer_code, o.analysis_year)&gt;</text:placeholder></text:span><text:span text:style-name="T9"><text:placeholder text:placeholder-type="text">&lt;set_value('invoice_total', 0.0)&gt;</text:placeholder></text:span></text:p>
            </table:table-cell>
            <table:table-cell table:style-name="Tabella11.B1" office:value-type="string">
              <text:p text:style-name="P13">Fatturato</text:p>
            </table:table-cell>
          </table:table-row>
        </table:table-header-rows>
        <table:table-row>
          <table:table-cell table:style-name="Tabella11.A3" table:number-columns-spanned="2" office:value-type="string">
            <text:p text:style-name="P123"><text:placeholder text:placeholder-type="text">&lt;for each="CKY_ART in sorted(get_data('total')['data'].keys())"&gt;</text:placeholder></text:p>
          </table:table-cell>
          <table:covered-table-cell/>
        </table:table-row>
        <table:table-row>
          <table:table-cell table:style-name="Tabella11.A3" table:number-columns-spanned="2" office:value-type="string">
            <text:p text:style-name="P114"><text:placeholder text:placeholder-type="text">&lt;if test="(o.product_from_date or '2005-01-01') &lt;= "%s-%s-%s" % (get_price_variation(CKY_ART, 'date')[6:10], get_price_variation(CKY_ART, 'date')[3:5], get_price_variation(CKY_ART, 'date')[0:2])"&gt;</text:placeholder></text:p>
          </table:table-cell>
          <table:covered-table-cell/>
        </table:table-row>
        <text:soft-page-break/>
        <table:table-row table:style-name="Tabella11.4">
          <table:table-cell table:style-name="Tabella11.A4" office:value-type="string">
            <text:p text:style-name="P85"><text:span text:style-name="T43"><text:placeholder text:placeholder-type="text">&lt;if test=" 'green' == get_price_variation(CKY_ART, 'state')"&gt;</text:placeholder></text:span><text:span text:style-name="T44"><draw:frame draw:style-name="fr2" draw:name="Immagine3" text:anchor-type="as-char" svg:width="0.3cm" svg:height="0.31cm" draw:z-index="22"><draw:image xlink:href="Pictures/100000000000001100000012D0A5CE83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yellow' == get_price_variation(CKY_ART, 'state')"&gt;</text:placeholder></text:span><text:span text:style-name="T44"><draw:frame draw:style-name="fr1" draw:name="Immagine4" text:anchor-type="as-char" svg:width="0.3cm" svg:height="0.31cm" draw:z-index="23"><draw:image xlink:href="Pictures/1000000000000011000000120B1BE8D9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red' == get_price_variation(CKY_ART, 'state')"&gt;</text:placeholder></text:span><text:span text:style-name="T44"><draw:frame draw:style-name="fr1" draw:name="Immagine5" text:anchor-type="as-char" svg:width="0.3cm" svg:height="0.31cm" draw:z-index="24"><draw:image xlink:href="Pictures/1000000000000011000000124AE5CCFA.jpg" xlink:type="simple" xlink:show="embed" xlink:actuate="onLoad"/></draw:frame></text:span><text:span text:style-name="T43"><text:placeholder text:placeholder-type="text">&lt;/if&gt;</text:placeholder></text:span><text:span text:style-name="T43"> </text:span><text:placeholder text:placeholder-type="text">&lt;get_data('total')['data'][CKY_ART][0]&gt;</text:placeholder> <text:span text:style-name="T30">[</text:span><text:placeholder text:placeholder-type="text">&lt;CKY_ART&gt;</text:placeholder><text:span text:style-name="T30">] <text:s/></text:span></text:p>
            <text:p text:style-name="P95"><text:placeholder text:placeholder-type="text">&lt;if test="o.with_price"&gt;</text:placeholder></text:p>
            <table:table table:name="Tabella9" table:style-name="Tabella9">
              <table:table-column table:style-name="Tabella9.A"/>
              <table:table-column table:style-name="Tabella9.B"/>
              <table:table-row>
                <table:table-cell table:style-name="Tabella9.A1" office:value-type="string">
                  <text:p text:style-name="P2">Data</text:p>
                </table:table-cell>
                <table:table-cell table:style-name="Tabella9.B1" office:value-type="string">
                  <text:p text:style-name="P2">Prezzo</text:p>
                </table:table-cell>
              </table:table-row>
              <table:table-row>
                <table:table-cell table:style-name="Tabella9.A2" table:number-columns-spanned="2" office:value-type="string">
                  <text:p text:style-name="P82"><text:placeholder text:placeholder-type="text">&lt;for each="variation in reversed(get_price_variation(CKY_ART))"&gt;</text:placeholder></text:p>
                </table:table-cell>
                <table:covered-table-cell/>
              </table:table-row>
              <table:table-row table:style-name="Tabella9.3">
                <table:table-cell table:style-name="Tabella9.A3" office:value-type="string">
                  <text:p text:style-name="P72"><text:placeholder text:placeholder-type="text">&lt;variation[0]&gt;</text:placeholder></text:p>
                </table:table-cell>
                <table:table-cell table:style-name="Tabella9.B3" office:value-type="string">
                  <text:p text:style-name="P71"><text:placeholder text:placeholder-type="text">&lt;variation[1]&gt;</text:placeholder> </text:p>
                </table:table-cell>
              </table:table-row>
              <table:table-row>
                <table:table-cell table:style-name="Tabella9.A4" table:number-columns-spanned="2" office:value-type="string">
                  <text:p text:style-name="P82"><text:placeholder text:placeholder-type="text">&lt;/for&gt;</text:placeholder></text:p>
                </table:table-cell>
                <table:covered-table-cell/>
              </table:table-row>
            </table:table>
            <text:p text:style-name="P38"><text:placeholder text:placeholder-type="text">&lt;/if&gt;</text:placeholder></text:p>
          </table:table-cell>
          <table:table-cell table:style-name="Tabella11.B4" office:value-type="string">
            <text:p text:style-name="P94"><text:s/></text:p>
            <table:table table:name="Tabella12" table:style-name="Tabella12">
              <table:table-column table:style-name="Tabella12.A"/>
              <table:table-column table:style-name="Tabella12.B"/>
              <table:table-column table:style-name="Tabella12.C"/>
              <table:table-column table:style-name="Tabella12.D"/>
              <table:table-row>
                <table:table-cell table:style-name="Tabella12.A1" office:value-type="string">
                  <text:p text:style-name="P3">Anno</text:p>
                </table:table-cell>
                <table:table-cell table:style-name="Tabella12.A1" office:value-type="string">
                  <text:p text:style-name="P3">Consegne</text:p>
                </table:table-cell>
                <table:table-cell table:style-name="Tabella12.A1" office:value-type="string">
                  <text:p text:style-name="P6">Quantità</text:p>
                </table:table-cell>
                <table:table-cell table:style-name="Tabella12.D1" office:value-type="string">
                  <text:p text:style-name="P4">Fatturato</text:p>
                </table:table-cell>
              </table:table-row>
              <table:table-row>
                <table:table-cell table:style-name="Tabella12.A2" table:number-columns-spanned="4" office:value-type="string">
                  <text:p text:style-name="P84"><text:placeholder text:placeholder-type="text">&lt;for each="year in sorted(get_data('total')['data'][CKY_ART][1].keys(), reverse=True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12.A3" office:value-type="string">
                  <text:p text:style-name="P109"><text:s/><text:placeholder text:placeholder-type="text">&lt;year&gt;</text:placeholder></text:p>
                </table:table-cell>
                <table:table-cell table:style-name="Tabella12.B3" office:value-type="string">
                  <text:p text:style-name="P104"><text:placeholder text:placeholder-type="text">&lt;int(get_data('total')['data'][CKY_ART][1][year][0])&gt;</text:placeholder></text:p>
                </table:table-cell>
                <table:table-cell table:style-name="Tabella12.C3" office:value-type="string">
                  <text:p text:style-name="P145"><text:placeholder text:placeholder-type="text">&lt;int(get_data('total')['data'][CKY_ART][1][year][1])&gt;</text:placeholder> <text:placeholder text:placeholder-type="text">&lt;int(get_data('total')['data'][CKY_ART][1][year][3])&gt;</text:placeholder> </text:p>
                </table:table-cell>
                <table:table-cell table:style-name="Tabella12.D3" office:value-type="string">
                  <text:p text:style-name="P108"><text:placeholder text:placeholder-type="text">&lt;formatLang(get_data('total')['data'][CKY_ART][1][year][2])&gt;</text:placeholder></text:p>
                </table:table-cell>
              </table:table-row>
              <table:table-row>
                <table:table-cell table:style-name="Tabella12.A4" table:number-columns-spanned="4" office:value-type="string">
                  <text:p text:style-name="P84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94"/>
          </table:table-cell>
        </table:table-row>
        <table:table-row>
          <table:table-cell table:style-name="Tabella11.A6" table:number-columns-spanned="2" office:value-type="string">
            <text:p text:style-name="P41"><text:placeholder text:placeholder-type="text">&lt;/if&gt;</text:placeholder></text:p>
          </table:table-cell>
          <table:covered-table-cell/>
        </table:table-row>
        <table:table-row>
          <table:table-cell table:style-name="Tabella11.A6" table:number-columns-spanned="2" office:value-type="string">
            <text:p text:style-name="P124"><text:placeholder text:placeholder-type="text">&lt;/for&gt;</text:placeholder></text:p>
          </table:table-cell>
          <table:covered-table-cell/>
        </table:table-row>
        <table:table-row>
          <table:table-cell table:style-name="Tabella11.A7" office:value-type="string">
            <text:p text:style-name="P99">Totale <text:span text:style-name="T45">fatturato</text:span></text:p>
          </table:table-cell>
          <table:table-cell table:style-name="Tabella11.B7" office:value-type="string">
            <table:table table:name="Tabella13" table:style-name="Tabella13">
              <table:table-column table:style-name="Tabella13.A"/>
              <table:table-column table:style-name="Tabella13.B"/>
              <table:table-row>
                <table:table-cell table:style-name="Tabella13.A1" office:value-type="string">
                  <text:p text:style-name="P5">Anno</text:p>
                </table:table-cell>
                <table:table-cell table:style-name="Tabella13.B1" office:value-type="string">
                  <text:p text:style-name="P5">Fatturato</text:p>
                </table:table-cell>
              </table:table-row>
              <table:table-row>
                <table:table-cell table:style-name="Tabella13.A2" table:number-columns-spanned="2" office:value-type="string">
                  <text:p text:style-name="P86"><text:placeholder text:placeholder-type="text">&lt;for each="year in sorted(get_total_invoiced(), reverse=True)"&gt;</text:placeholder></text:p>
                </table:table-cell>
                <table:covered-table-cell/>
              </table:table-row>
              <table:table-row>
                <table:table-cell table:style-name="Tabella13.A3" office:value-type="string">
                  <text:p text:style-name="P115"><text:s/><text:placeholder text:placeholder-type="text">&lt;year&gt;</text:placeholder></text:p>
                </table:table-cell>
                <table:table-cell table:style-name="Tabella13.B3" office:value-type="string">
                  <text:p text:style-name="P126"><text:placeholder text:placeholder-type="text">&lt;formatLang(get_total_invoiced()[year])&gt;</text:placeholder> </text:p>
                </table:table-cell>
              </table:table-row>
              <table:table-row>
                <table:table-cell table:style-name="Tabella13.A4" table:number-columns-spanned="2" office:value-type="string">
                  <text:p text:style-name="P86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3.A5" office:value-type="string">
                  <text:p text:style-name="P134">Totale</text:p>
                </table:table-cell>
                <table:table-cell table:style-name="Tabella13.B5" office:value-type="string">
                  <text:p text:style-name="P127"><text:placeholder text:placeholder-type="text">&lt;formatLang(sum(get_total_invoiced().values()))&gt;</text:placeholder> </text:p>
                </table:table-cell>
              </table:table-row>
            </table:table>
            <text:p text:style-name="P94"/>
          </table:table-cell>
        </table:table-row>
      </table:table>
      <text:p text:style-name="P27"><text:placeholder text:placeholder-type="text">&lt;/if&gt;</text:placeholder></text:p>
      <text:p text:style-name="P32"><text:placeholder text:placeholder-type="text">&lt;/if&gt;</text:placeholder></text:p>
      <text:p text:style-name="P32"/>
      <text:p text:style-name="P39"><text:placeholder text:placeholder-type="text">&lt;if test="o.with_sample"&gt;</text:placeholder></text:p>
      <text:p text:style-name="P39"/>
      <text:p text:style-name="P50"><text:span text:style-name="T46">Campioni</text:span>:</text:p>
      <text:p text:style-name="P26"><text:placeholder text:placeholder-type="text">&lt;if test="load_mysql_partner(partner.partner_id.sql_customer_code,o.analysis_year)"&gt;</text:placeholder></text:p>
      <table:table table:name="Tabella14" table:style-name="Tabella14">
        <table:table-column table:style-name="Tabella14.A"/>
        <table:table-column table:style-name="Tabella14.B"/>
        <table:table-header-rows>
          <table:table-row>
            <table:table-cell table:style-name="Tabella14.A1" office:value-type="string">
              <text:p text:style-name="P10">Prodotto</text:p>
            </table:table-cell>
            <table:table-cell table:style-name="Tabella14.B1" office:value-type="string">
              <text:p text:style-name="P10">Q.<text:span text:style-name="T51">tà</text:span></text:p>
            </table:table-cell>
          </table:table-row>
        </table:table-header-rows>
        <table:table-row>
          <table:table-cell table:style-name="Tabella14.A5" table:number-columns-spanned="2" office:value-type="string">
            <text:p text:style-name="P87"><text:placeholder text:placeholder-type="text">&lt;for each="year in get_data()['data']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87"><text:placeholder text:placeholder-type="text">&lt;for each="invoice in year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88"><text:placeholder text:placeholder-type="text">&lt;if test="invoice['NKY_CAUM'] in (17, 7)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113"><text:placeholder text:placeholder-type="text">&lt;if test="(o.product_from_date or '2005-01-01') &lt;= invoice['DTT_DOC'].strftime('%Y-%m-%d')"&gt;</text:placeholder></text:p>
          </table:table-cell>
          <table:covered-table-cell/>
        </table:table-row>
        <table:table-row>
          <table:table-cell table:style-name="Tabella14.A6" office:value-type="string">
            <text:p text:style-name="P110"><text:placeholder text:placeholder-type="text">&lt;invoice['CDS_VARIAB_ART']&gt;</text:placeholder> <text:span text:style-name="T30">[</text:span><text:placeholder text:placeholder-type="text">&lt;invoice['CKY_ART']&gt;</text:placeholder><text:span text:style-name="T30">] <text:s/>(</text:span><text:placeholder text:placeholder-type="text">&lt;format_date(invoice['DTT_DOC'])&gt;</text:placeholder><text:span text:style-name="T41">)</text:span></text:p>
          </table:table-cell>
          <table:table-cell table:style-name="Tabella14.B6" office:value-type="string">
            <text:p text:style-name="P105"><text:placeholder text:placeholder-type="text">&lt;formatLang(invoice['NQT_RIGA_ART_PLOR'] * (1.0 / invoice['NCF_CONV'] if invoice['NCF_CONV'] else 1.0))&gt;</text:placeholder></text:p>
          </table:table-cell>
        </table:table-row>
        <table:table-row>
          <table:table-cell table:style-name="Tabella14.A9" table:number-columns-spanned="2" office:value-type="string">
            <text:p text:style-name="P89"><text:placeholder text:placeholder-type="text">&lt;/if&gt;</text:placeholder></text:p>
          </table:table-cell>
          <table:covered-table-cell/>
        </table:table-row>
        <table:table-row>
          <table:table-cell table:style-name="Tabella14.A9" table:number-columns-spanned="2" office:value-type="string">
            <text:p text:style-name="P88"><text:placeholder text:placeholder-type="text">&lt;/if&gt;</text:placeholder></text:p>
          </table:table-cell>
          <table:covered-table-cell/>
        </table:table-row>
        <table:table-row>
          <table:table-cell table:style-name="Tabella14.A9" table:number-columns-spanned="2" office:value-type="string">
            <text:p text:style-name="P87"><text:placeholder text:placeholder-type="text">&lt;/for&gt;</text:placeholder></text:p>
          </table:table-cell>
          <table:covered-table-cell/>
        </table:table-row>
        <table:table-row>
          <table:table-cell table:style-name="Tabella14.A10" table:number-columns-spanned="2" office:value-type="string">
            <text:p text:style-name="P87"><text:placeholder text:placeholder-type="text">&lt;/for&gt;</text:placeholder></text:p>
          </table:table-cell>
          <table:covered-table-cell/>
        </table:table-row>
      </table:table>
      <text:p text:style-name="P30"><text:placeholder text:placeholder-type="text">&lt;/if&gt;</text:placeholder></text:p>
      <text:p text:style-name="P34"><text:placeholder text:placeholder-type="text">&lt;/if&gt;</text:placeholder></text:p>
      <text:p text:style-name="P39"/>
      <text:p text:style-name="P39"/>
      <text:p text:style-name="P36"><text:placeholder text:placeholder-type="text">&lt;if test="o.with_payment"&gt;</text:placeholder></text:p>
      <text:p text:style-name="P36"/>
      <text:p text:style-name="P51">Solvibilità:</text:p>
      <text:p text:style-name="P55"><text:span text:style-name="T38"><text:placeholder text:placeholder-type="text">&lt;"Il cliente ha attiva la notifica automatica pagamenti scaduti" if partner.partner_id.duelist_optin else "Il cliente ha attiva la notifica automatica pagamenti scaduti"&gt;</text:placeholder></text:span><text:span text:style-name="T38"> (mail riferimento: </text:span><text:span text:style-name="T38"><text:placeholder text:placeholder-type="text">&lt;partner.partner_id.duelist_mail or "Non presente!!"&gt;</text:placeholder></text:span><text:span text:style-name="T38">)</text:span></text:p>
      <text:p text:style-name="P62"/>
      <text:p text:style-name="P56"><text:placeholder text:placeholder-type="text">&lt;if test="partner.partner_id.duelist_uncovered"&gt;</text:placeholder></text:p>
      <text:p text:style-name="P63"><text:span text:style-name="T38">E</text:span>lenco pagamenti aperti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able:table-row>
            <table:table-cell table:style-name="Tabella2.A1" office:value-type="string">
              <text:p text:style-name="P8">Riferimento</text:p>
            </table:table-cell>
            <table:table-cell table:style-name="Tabella2.A1" office:value-type="string">
              <text:p text:style-name="P8">Scadenza</text:p>
            </table:table-cell>
            <table:table-cell table:style-name="Tabella2.A1" office:value-type="string">
              <text:p text:style-name="P8">Tipo</text:p>
            </table:table-cell>
            <table:table-cell table:style-name="Tabella2.A1" office:value-type="string">
              <text:p text:style-name="P8">Note</text:p>
            </table:table-cell>
            <table:table-cell table:style-name="Tabella2.E1" office:value-type="string">
              <text:p text:style-name="P8">Importo</text:p>
            </table:table-cell>
          </table:table-row>
        </table:table-header-rows>
        <table:table-row>
          <table:table-cell table:style-name="Tabella2.A2" table:number-columns-spanned="5" office:value-type="string">
            <text:p text:style-name="P80"><text:placeholder text:placeholder-type="text">&lt;for each="payment in partner.partner_id.duelist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121"><text:placeholder text:placeholder-type="text">&lt;payment.name&gt;</text:placeholder> <text:span text:style-name="T17">del </text:span><text:placeholder text:placeholder-type="text">&lt;formatLang(payment.date, date=True) if payment.date else "/"&gt;</text:placeholder><text:soft-page-break/></text:p>
          </table:table-cell>
          <table:table-cell table:style-name="Tabella2.B3" office:value-type="string">
            <text:p text:style-name="P132"><text:placeholder text:placeholder-type="text">&lt;formatLang(payment.deadline, date=True) if payment.deadline else "/"&gt;</text:placeholder><text:soft-page-break/></text:p>
          </table:table-cell>
          <table:table-cell table:style-name="Tabella2.C3" office:value-type="string">
            <text:p text:style-name="P131"><text:placeholder text:placeholder-type="text">&lt;get_selection_item(payment, "payment_type") &gt;</text:placeholder><text:soft-page-break/></text:p>
          </table:table-cell>
          <table:table-cell table:style-name="Tabella2.D3" office:value-type="string">
            <text:p text:style-name="P120"><text:placeholder text:placeholder-type="text">&lt;payment.note or ""&gt;</text:placeholder></text:p>
          </table:table-cell>
          <table:table-cell table:style-name="Tabella2.E3" office:value-type="string">
            <text:p text:style-name="P137"><text:placeholder text:placeholder-type="text">&lt;payment.total&gt;</text:placeholder></text:p>
          </table:table-cell>
        </table:table-row>
        <table:table-row>
          <table:table-cell table:style-name="Tabella2.A4" table:number-columns-spanned="5" office:value-type="string">
            <text:p text:style-name="P8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53"/>
      <text:p text:style-name="P54"><text:span text:style-name="T38"><text:placeholder text:placeholder-type="text">&lt;if test="partner.partner_id.duelist_uncovered"&gt;</text:placeholder></text:span><text:span text:style-name="T38"> </text:span><text:span text:style-name="T15">Scoperto: </text:span><text:span text:style-name="T13"><text:placeholder text:placeholder-type="text">&lt;formatLang(partner.partner_id.duelist_uncovered_amount)&gt;</text:placeholder></text:span><text:span text:style-name="T13"> </text:span><text:span text:style-name="T13"><draw:frame draw:style-name="fr1" draw:name="Immagine1" text:anchor-type="as-char" svg:width="0.4cm" svg:height="0.4cm" draw:z-index="0"><draw:image xlink:href="Pictures/1000000000000011000000124AE5CCFA.jpg" xlink:type="simple" xlink:show="embed" xlink:actuate="onLoad"/></draw:frame></text:span><text:span text:style-name="T38"><text:placeholder text:placeholder-type="text">&lt;/if&gt;</text:placeholder></text:span><text:span text:style-name="T38"><text:placeholder text:placeholder-type="text">&lt;if test="not partner.partner_id.duelist_uncovered"&gt;</text:placeholder></text:span><text:span text:style-name="T38"> </text:span><text:span text:style-name="T38"><draw:frame draw:style-name="fr2" draw:name="Immagine2" text:anchor-type="as-char" svg:width="0.4cm" svg:height="0.4cm" draw:z-index="1"><draw:image xlink:href="Pictures/100000000000001100000012D0A5CE83.jpg" xlink:type="simple" xlink:show="embed" xlink:actuate="onLoad"/></draw:frame></text:span><text:span text:style-name="T38"> Nessuno scoperto!</text:span><text:span text:style-name="T38"><text:placeholder text:placeholder-type="text">&lt;/if&gt;</text:placeholder></text:span><text:span text:style-name="T38"> </text:span></text:p>
      <text:p text:style-name="P56"><text:placeholder text:placeholder-type="text">&lt;/if&gt;</text:placeholder></text:p>
      <text:p text:style-name="P59"><text:placeholder text:placeholder-type="text">&lt;/if&gt;</text:placeholder></text:p>
      <text:p text:style-name="P59"/>
      <text:p text:style-name="P39"><text:placeholder text:placeholder-type="text">&lt;if test="o.with_followup"&gt;</text:placeholder></text:p>
      <text:p text:style-name="P39"/>
      <text:p text:style-name="P52"><text:span text:style-name="T46">Followup</text:span>:</text:p>
      <text:p text:style-name="P60"><text:placeholder text:placeholder-type="text">&lt;if test="partner.partner_id.followup_ids"&gt;</text:placeholder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column table:style-name="Tabella15.D"/>
        <table:table-column table:style-name="Tabella15.E"/>
        <table:table-header-rows>
          <table:table-row>
            <table:table-cell table:style-name="Tabella15.A1" office:value-type="string">
              <text:p text:style-name="P7">Data</text:p>
            </table:table-cell>
            <table:table-cell table:style-name="Tabella15.A1" office:value-type="string">
              <text:p text:style-name="P7">Agente</text:p>
            </table:table-cell>
            <table:table-cell table:style-name="Tabella15.A1" office:value-type="string">
              <text:p text:style-name="P7">Riferimenti</text:p>
            </table:table-cell>
            <table:table-cell table:style-name="Tabella15.A1" office:value-type="string">
              <text:p text:style-name="P7">Descrizione</text:p>
            </table:table-cell>
            <table:table-cell table:style-name="Tabella15.E1" office:value-type="string">
              <text:p text:style-name="P7">Stato</text:p>
            </table:table-cell>
          </table:table-row>
        </table:table-header-rows>
        <table:table-row>
          <table:table-cell table:style-name="Tabella15.A3" table:number-columns-spanned="5" office:value-type="string">
            <text:p text:style-name="P87"><text:placeholder text:placeholder-type="text">&lt;for each="followup in partner.partner_id.followup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3" table:number-columns-spanned="5" office:value-type="string">
            <text:p text:style-name="P40"><text:placeholder text:placeholder-type="text">&lt;if test="followup.state in ('draft', 'confirmed', 'close', 'cancel'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4" office:value-type="string">
            <text:p text:style-name="P140"><text:placeholder text:placeholder-type="text">&lt;formatLang(followup.confirmed_date, date=True) if followup.confirmed_date  else ""&gt;</text:placeholder></text:p>
            <text:p text:style-name="P139"><text:placeholder text:placeholder-type="text">&lt;formatLang(followup.close_date, date=True) if followup.close_date  else ""&gt;</text:placeholder></text:p>
          </table:table-cell>
          <table:table-cell table:style-name="Tabella15.B4" office:value-type="string">
            <text:p text:style-name="P133">Cre<text:span text:style-name="T48">ata</text:span>: <text:span text:style-name="T38"><text:placeholder text:placeholder-type="text">&lt;followup.created_id.name&gt;</text:placeholder></text:span><text:span text:style-name="T38"> </text:span><text:span text:style-name="T47">(</text:span><text:span text:style-name="T47"><text:placeholder text:placeholder-type="text">&lt;formatLang(followup.draft_date, date=True) if followup.draft_date  else ""&gt;</text:placeholder></text:span><text:span text:style-name="T47">)</text:span><text:span text:style-name="T38"><text:line-break/></text:span>Assegnata: <text:span text:style-name="T38"><text:placeholder text:placeholder-type="text">&lt;followup.assigned_id.name if  followup.assigned_id else ""&gt;</text:placeholder></text:span></text:p>
          </table:table-cell>
          <table:table-cell table:style-name="Tabella15.C4" office:value-type="string">
            <text:p text:style-name="P119"><text:placeholder text:placeholder-type="text">&lt;followup.agent_name&gt;</text:placeholder></text:p>
          </table:table-cell>
          <table:table-cell table:style-name="Tabella15.D4" office:value-type="string">
            <text:p text:style-name="P135"><text:placeholder text:placeholder-type="text">&lt;followup.name&gt;</text:placeholder><text:placeholder text:placeholder-type="text">&lt;" (%s)" % followup.category_id.name if followup.category_id else ""&gt;</text:placeholder><text:placeholder text:placeholder-type="text">&lt;" (max: %s)" % formatLang(followup.todo_date, date=True) if followup.todo_date else ""&gt;</text:placeholder></text:p>
            <text:p text:style-name="P129"><text:placeholder text:placeholder-type="text">&lt;followup.note&gt;</text:placeholder></text:p>
          </table:table-cell>
          <table:table-cell table:style-name="Tabella15.E4" office:value-type="string">
            <text:p text:style-name="P136"><text:placeholder text:placeholder-type="text">&lt;get_selection_item(followup,'state')&gt;</text:placeholder></text:p>
          </table:table-cell>
        </table:table-row>
        <table:table-row>
          <table:table-cell table:style-name="Tabella15.A5" table:number-columns-spanned="5" office:value-type="string">
            <text:p text:style-name="P6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6" table:number-columns-spanned="5" office:value-type="string">
            <text:p text:style-name="P8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0"><text:placeholder text:placeholder-type="text">&lt;/if&gt;</text:placeholder></text:p>
      <text:p text:style-name="P60"><text:placeholder text:placeholder-type="text">&lt;/if&gt;</text:placeholder></text:p>
      <text:p text:style-name="P28"><text:placeholder text:placeholder-type="text">&lt;if test="o.partner_ids[-1].partner_id.id != partner.partner_id.id"&gt;</text:placeholder></text:p>
      <text:p text:style-name="P29"/>
      <text:p text:style-name="P143"/>
      <text:p text:style-name="P28"><text:placeholder text:placeholder-type="text">&lt;/if&gt;</text:placeholder></text:p>
      <text:p text:style-name="P81"><text:placeholder text:placeholder-type="text">&lt;/for&gt;</text:placeholder></text:p>
      <text:p text:style-name="P1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6" style:family="table">
      <style:table-properties style:width="19.001cm" table:align="margins"/>
    </style:style>
    <style:style style:name="Tabella16.A" style:family="table-column">
      <style:table-column-properties style:column-width="3.493cm" style:rel-column-width="12045*"/>
    </style:style>
    <style:style style:name="Tabella16.B" style:family="table-column">
      <style:table-column-properties style:column-width="15.508cm" style:rel-column-width="53490*"/>
    </style:style>
    <style:style style:name="Tabella1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MP3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000000" style:font-name="Verdana" fo:font-size="7pt" fo:font-weight="bold" officeooo:rsid="0176a2ce" officeooo:paragraph-rsid="0176a2ce" fo:background-color="transparent" style:font-size-asian="6.09999990463257pt" style:font-weight-asian="bold" style:font-size-complex="7pt" style:font-weight-complex="bold"/>
    </style:style>
    <style:style style:name="MP4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P6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T1" style:family="text">
      <style:text-properties fo:color="#000000" style:font-name="Verdana" fo:font-size="7pt" officeooo:rsid="0176a2ce" style:font-size-asian="7pt" style:font-size-complex="7pt"/>
    </style:style>
    <style:style style:name="MT2" style:family="text">
      <style:text-properties fo:color="#000000" style:font-name="Verdana" officeooo:rsid="0176a2ce"/>
    </style:style>
    <style:style style:name="MT3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MT4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MT5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6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7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8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MT9" style:family="text">
      <style:text-properties style:font-name="Verdana" fo:font-size="10pt" style:font-size-asian="10pt" style:font-size-complex="10pt"/>
    </style:style>
    <style:style style:name="MT10" style:family="text">
      <style:text-properties style:font-name="Verdana" fo:font-size="10pt" officeooo:rsid="00198f2f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16" table:style-name="Tabella16">
          <table:table-column table:style-name="Tabella16.A"/>
          <table:table-column table:style-name="Tabella16.B"/>
          <table:table-row>
            <table:table-cell table:style-name="Tabella16.A1" office:value-type="string">
              <text:p text:style-name="MP1"><draw:frame draw:style-name="Mfr1" draw:name="immagini1" text:anchor-type="as-char" svg:width="3cm" svg:height="1.101cm" draw:z-index="21"><draw:image xlink:href="Pictures/100000000000009600000037A52F2515.jpg" xlink:type="simple" xlink:show="embed" xlink:actuate="onLoad"/></draw:frame></text:p>
            </table:table-cell>
            <table:table-cell table:style-name="Tabella16.A1" office:value-type="string">
              <text:p text:style-name="MP2"><text:span text:style-name="MT1"><text:s/></text:span><text:span text:style-name="MT2"><text:line-break/>PANCHEMICALS – Report CRM: Situazione cliente per agenti</text:span></text:p>
            </table:table-cell>
          </table:table-row>
        </table:table>
        <text:p text:style-name="MP3"><text:s/></text:p>
        <text:p text:style-name="MP4">INFORMAZIONI <text:span text:style-name="MT3"><text:placeholder text:placeholder-type="text">&lt;'CLIENTE' if o.partner else 'VIAGGIO'&gt;</text:placeholder></text:span></text:p>
      </style:header>
      <style:footer>
        <text:p text:style-name="MP5"><text:tab/></text:p>
        <text:p text:style-name="MP6"><text:span text:style-name="MT4">LEGENDA:</text:span><text:span text:style-name="MT5"> </text:span><text:span text:style-name="MT6"><draw:frame draw:style-name="Mfr2" draw:name="Immagine6" text:anchor-type="as-char" svg:width="0.3cm" svg:height="0.31cm" draw:z-index="6"><draw:image xlink:href="Pictures/100000000000001100000012D0A5CE83.jpg" xlink:type="simple" xlink:show="embed" xlink:actuate="onLoad"/></draw:frame></text:span><text:span text:style-name="MT6">: </text:span><text:span text:style-name="MT5">acquistato nei 6 mesi </text:span><text:span text:style-name="MT7"><text:s text:c="5"/></text:span><text:span text:style-name="MT6"><draw:frame draw:style-name="Mfr1" draw:name="Immagine7" text:anchor-type="as-char" svg:width="0.3cm" svg:height="0.31cm" draw:z-index="11"><draw:image xlink:href="Pictures/1000000000000011000000120B1BE8D9.jpg" xlink:type="simple" xlink:show="embed" xlink:actuate="onLoad"/></draw:frame></text:span><text:span text:style-name="MT6">: </text:span><text:span text:style-name="MT5">acquistato tra 6 mesi e un anno <text:s text:c="3"/></text:span><text:span text:style-name="MT7"><text:s/></text:span><text:span text:style-name="MT6"><draw:frame draw:style-name="Mfr1" draw:name="Immagine8" text:anchor-type="as-char" svg:width="0.3cm" svg:height="0.31cm" draw:z-index="16"><draw:image xlink:href="Pictures/1000000000000011000000124AE5CCFA.jpg" xlink:type="simple" xlink:show="embed" xlink:actuate="onLoad"/></draw:frame></text:span><text:span text:style-name="MT6">: </text:span><text:span text:style-name="MT5">acquistato oltre l'anno </text:span><text:span text:style-name="MT7"><text:tab/></text:span><text:span text:style-name="MT8"><text:page-number text:select-page="current">5</text:page-number></text:span><text:span text:style-name="MT9"> </text:span><text:span text:style-name="MT10">di </text:span><text:span text:style-name="MT9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0-21T17:33:28.039720917</dc:date>
    <meta:editing-duration>P8DT2H51M49S</meta:editing-duration>
    <meta:editing-cycles>776</meta:editing-cycles>
    <meta:generator>LibreOffice/4.3.3.2$Linux_X86_64 LibreOffice_project/430m0$Build-2</meta:generator>
    <dc:creator>thebrush </dc:creator>
    <meta:document-statistic meta:table-count="16" meta:image-count="9" meta:object-count="0" meta:page-count="5" meta:paragraph-count="197" meta:word-count="641" meta:character-count="7637" meta:non-whitespace-character-count="7137"/>
    <meta:user-defined meta:name="Info 1"/>
    <meta:user-defined meta:name="Info 2"/>
    <meta:user-defined meta:name="Info 3"/>
    <meta:user-defined meta:name="Info 4"/>
  </office:meta>
</office:document-meta>
</file>